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8.25pt"/>
    </style:style>
    <style:style style:name="co3" style:family="table-column">
      <style:table-column-properties fo:break-before="auto" style:column-width="228.84pt"/>
    </style:style>
    <style:style style:name="co4" style:family="table-column">
      <style:table-column-properties fo:break-before="auto" style:column-width="91.3pt"/>
    </style:style>
    <style:style style:name="co5" style:family="table-column">
      <style:table-column-properties fo:break-before="auto" style:column-width="116.65pt"/>
    </style:style>
    <style:style style:name="co6" style:family="table-column">
      <style:table-column-properties fo:break-before="auto" style:column-width="100.66pt"/>
    </style:style>
    <style:style style:name="co7" style:family="table-column">
      <style:table-column-properties fo:break-before="auto" style:column-width="84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position="" style:font-name="Arial" fo:font-size="8pt" style:font-name-asian="Arial" style:font-size-asian="8pt" style:font-name-complex="Arial" style:font-size-complex="8pt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position="" style:font-name="Arial"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text-position="" style:font-name="Arial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background-color="#00ff00" style:text-align-source="fix" style:repeat-content="false"/>
      <style:paragraph-properties fo:text-align="center" fo:margin-left="0pt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ackground-color="#00ff00"/>
      <style:text-properties style:text-position="" style:font-name="Arial" fo:font-size="10pt" style:font-size-asian="10pt" style:font-size-complex="10pt"/>
    </style:style>
    <style:style style:name="ce19" style:family="table-cell" style:parent-style-name="Default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20" style:family="table-cell" style:parent-style-name="Default">
      <style:table-cell-properties fo:background-color="#00ff00" style:text-align-source="fix" style:repeat-content="false"/>
      <style:paragraph-properties fo:text-align="center" fo:margin-left="0p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ff00"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font-name="Arial" fo:font-size="8pt" style:font-name-asian="Arial" style:font-size-asian="8pt" style:font-name-complex="Arial" style:font-size-complex="8pt"/>
    </style:style>
    <style:style style:name="ce26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font-name="Arial" fo:font-size="8pt" style:font-size-asian="8pt" style:font-size-complex="8pt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00ff00"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font-name="Arial" fo:font-size="10pt" style:font-size-asian="10pt" style:font-size-complex="10pt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>
      <style:table-cell-properties fo:background-color="#00ff00" style:text-align-source="fix" style:repeat-content="false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>
      <style:table-cell-properties fo:background-color="#00ff00"/>
      <style:text-properties style:font-name="Arial" fo:font-size="10pt" style:font-size-asian="10pt" style:font-size-complex="10pt"/>
    </style:style>
    <style:style style:name="ce42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fo:background-color="#00ff00" style:text-align-source="fix" style:repeat-content="false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weight-asian="normal" style:font-weight-complex="normal"/>
    </style:style>
  </office:automatic-styles>
  <office:body>
    <office:spreadsheet>
      <table:table table:name="AllAvailableTests" table:style-name="ta1">
        <table:table-column table:style-name="co1" table:number-columns-repeated="1024" table:default-cell-style-name="ce25"/>
        <table:table-row table:style-name="ro1">
          <table:table-cell table:style-name="ce24" office:value-type="string" calcext:value-type="string">
            <text:p>TESTS RUN AT $2015-03-05T11:38:40.604+00:00$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AssignmentTests.rsc|: 5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allTests.rsc|: 74 tests executed; 1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allTestsAux.rsc|: 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mprehensionTests.rsc|: 22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ncretePatternTests1.rsc|: 63 tests executed; 9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ncretePatternTests2.rsc|: 27 tests executed; 16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ncreteSyntaxTests1.rsc|: 11 tests executed; 1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ncreteSyntaxTests2.rsc|: 6 tests executed; 3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ncreteTerms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DataTypeTests.rsc|: 71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FunctionCompositionTests.rsc|: 27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Interpolation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11 tests executed; 1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Tests.rsc|: 17 tests executed; 3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Parsing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PatternTests.rsc|: 33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PatternDescendantTests.rsc|: 2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PatternList3Tests.rsc|: 4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RegExpTests.rsc|: 6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ScopeTests.rsc|: 1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StatementTests.rsc|: 10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VisitTests.rsc|: 134 tests executed; 1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Functions.rsc|: 1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IO.rsc|: 1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IsDefined.rsc|: 3 tests executed; 1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Lists.rsc|: 10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Maps.rsc|: 7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Matching.rsc|: 12 tests executed; 1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Overloading.rsc|: 1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Strings.rsc|: 6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Tuples.rsc|: 1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ListTests.rsc|: 23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MapTests.rsc|: 10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Type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ValueIOTests.rsc|: 4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analysis/statistics/DescriptiveTests.rsc|: 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analysis/statistics/RangeUtils.rsc|: 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lang/csv/CSVIOTests.rsc|: 10 tests executed; 1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imports/Extending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imports/ImportTests1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imports/ImportTests2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imports/ImportTests3.rsc|: 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imports/ImportTests4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imports/ImportTests5.rsc|: 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imports/ImportTests6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imports/ImportTests7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imports/ImportTests8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imports/ModuleInitRange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basic/Bubble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StringTemplate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WordCount/WordCount.rsc|: 1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lang/Exp/Combined/Automatic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lang/Exp/Combined/Manual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lang/Exp/Concrete/No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lang/Exp/Concrete/With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lang/Func/Test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Slicing.rsc|: 7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format/Grammar.rsc|: 3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grammar/definition/Characters.rsc|: 1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grammar/definition/Literals.rsc|: 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grammar/Lookahead.rsc|: 5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grammar/tests/ParserGeneratorTests.rsc|: 9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grammar/tests/PicoGrammar.rsc|: 6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grammar/tests/CGrammar.rsc|: 6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ConcreteSyntax.rsc|: 1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ExpressionGrammars.rsc|: 1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: 12 tests executed; 8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KnownIssues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PreBootstrap.rsc|: 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SolvedIssues.rsc|: 1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ypes/tests/AbstractKind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ypes/tests/AbstractNameTests.rsc|: 1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ypes/tests/UtilTests.rsc|: 8 tests executed; 2 failed; 0 ignored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util/PriorityQueue.rsc|: 1 tests executed; 0 failed; 0 ignored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util/UUID.rsc|: 1 tests executed; 0 failed; 0 ignored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/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Failed/IGNORED TESTS: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/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FAILED TESTS: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CallTests.rsc|(6246,175,&lt;280,0&gt;,&lt;286,1&gt;): FALSE java.lang.ArrayIndexOutOfBoundsException: 0; function: ☞ dispatchTest3({}); instruction: STORELOC 0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ConcretePatternTests1.rsc|(6271,75,&lt;113,0&gt;,&lt;113,75&gt;): FALSE 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ConcretePatternTests1.rsc|(6041,101,&lt;109,0&gt;,&lt;109,101&gt;): FALSE java.lang.ClassCastException: org.eclipse.imp.pdb.facts.impl.AnnotatedNodeFacade cannot be cast to org.eclipse.imp.pdb.facts.IConstructor; function: ☞ lexicalListEnum2({}); instruction: STORELOC 0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ConcretePatternTests1.rsc|(5927,113,&lt;108,0&gt;,&lt;108,113&gt;): FALSE java.lang.ClassCastException: org.eclipse.imp.pdb.facts.impl.AnnotatedNodeFacade cannot be cast to org.eclipse.imp.pdb.facts.IConstructor; function: ☞ lexicalListEnum1({}); instruction: STORELOC 0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ConcretePatternTests1.rsc|(5825,100,&lt;106,0&gt;,&lt;106,100&gt;): FALSE java.lang.ClassCastException: org.eclipse.imp.pdb.facts.impl.AnnotatedNodeFacade cannot be cast to org.eclipse.imp.pdb.facts.IConstructor; function: ☞ concreteListEnum6({}); instruction: STORELOC 0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ConcretePatternTests1.rsc|(5752,72,&lt;105,0&gt;,&lt;105,72&gt;): FALSE java.lang.ClassCastException: org.eclipse.imp.pdb.facts.impl.AnnotatedNodeFacade cannot be cast to org.eclipse.imp.pdb.facts.IConstructor; function: ☞ concreteListEnum5({}); instruction: STORELOC 0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ConcretePatternTests1.rsc|(5683,68,&lt;104,0&gt;,&lt;104,68&gt;): FALSE java.lang.ClassCastException: org.eclipse.imp.pdb.facts.impl.AnnotatedNodeFacade cannot be cast to org.eclipse.imp.pdb.facts.IConstructor; function: ☞ concreteListEnum4({}); instruction: STORELOC 0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ConcretePatternTests1.rsc|(5586,96,&lt;103,0&gt;,&lt;103,96&gt;): FALSE java.lang.ClassCastException: org.eclipse.imp.pdb.facts.impl.AnnotatedNodeFacade cannot be cast to org.eclipse.imp.pdb.facts.IConstructor; function: ☞ concreteListEnum3({}); instruction: STORELOC 0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ConcretePatternTests1.rsc|(5513,72,&lt;102,0&gt;,&lt;102,72&gt;): FALSE java.lang.ClassCastException: org.eclipse.imp.pdb.facts.impl.AnnotatedNodeFacade cannot be cast to org.eclipse.imp.pdb.facts.IConstructor; function: ☞ concreteListEnum2({}); instruction: STORELOC 0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ConcretePatternTests1.rsc|(5444,68,&lt;101,0&gt;,&lt;101,68&gt;): FALSE java.lang.ClassCastException: org.eclipse.imp.pdb.facts.impl.AnnotatedNodeFacade cannot be cast to org.eclipse.imp.pdb.facts.IConstructor; function: ☞ concreteListEnum1({}); instruction: STORELOC 0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ConcretePatternTests2.rsc|(3170,58,&lt;61,0&gt;,&lt;61,58&gt;): FALSE 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ConcretePatternTests2.rsc|(3111,58,&lt;60,0&gt;,&lt;60,58&gt;): FALSE 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ConcretePatternTests2.rsc|(3053,57,&lt;59,0&gt;,&lt;59,57&gt;): FALSE 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ConcretePatternTests2.rsc|(2998,54,&lt;58,0&gt;,&lt;58,54&gt;): FALSE 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ConcretePatternTests2.rsc|(2946,50,&lt;56,0&gt;,&lt;56,50&gt;): FALSE 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ConcretePatternTests2.rsc|(2495,242,&lt;41,0&gt;,&lt;41,242&gt;): FALSE java.lang.ArrayIndexOutOfBoundsException: 10 &gt;= the current size of the list (9); function: ☞ SKIP_OPTIONAL_SEPARATOR([appl(prod(sort("Stat"),[lex("Identifier..., 9, 1, lit(";"), 4); instruction: SUBSCRIPTLIST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ConcretePatternTests2.rsc|(2265,229,&lt;40,0&gt;,&lt;40,229&gt;): FALSE 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ConcretePatternTests2.rsc|(2057,207,&lt;39,0&gt;,&lt;39,207&gt;): FALSE 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ConcretePatternTests2.rsc|(1849,207,&lt;38,0&gt;,&lt;38,207&gt;): FALSE 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ConcretePatternTests2.rsc|(1642,206,&lt;37,0&gt;,&lt;37,206&gt;): FALSE 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ConcretePatternTests2.rsc|(1082,112,&lt;32,0&gt;,&lt;32,112&gt;): FALSE 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ConcretePatternTests2.rsc|(742,62,&lt;29,0&gt;,&lt;29,62&gt;): FALSE 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ConcretePatternTests2.rsc|(616,60,&lt;25,0&gt;,&lt;25,60&gt;): FALSE 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ConcretePatternTests2.rsc|(555,60,&lt;24,0&gt;,&lt;24,60&gt;): FALSE 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ConcretePatternTests2.rsc|(496,58,&lt;23,0&gt;,&lt;23,58&gt;): FALSE 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ConcretePatternTests2.rsc|(441,54,&lt;22,0&gt;,&lt;22,54&gt;): FALSE 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ConcreteSyntaxTests1.rsc|(1090,83,&lt;39,0&gt;,&lt;39,83&gt;): FALSE 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ConcreteSyntaxTests1.rsc|(1007,81,&lt;37,0&gt;,&lt;37,81&gt;): FALSE 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ConcreteSyntaxTests1.rsc|(804,97,&lt;33,0&gt;,&lt;33,97&gt;): FALSE 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ConcreteSyntaxTests1.rsc|(709,93,&lt;31,0&gt;,&lt;31,93&gt;): FALSE 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ConcreteSyntaxTests1.rsc|(648,59,&lt;29,0&gt;,&lt;29,59&gt;): FALSE 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ConcreteSyntaxTests1.rsc|(589,57,&lt;27,0&gt;,&lt;27,57&gt;): FALSE 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ConcreteSyntaxTests1.rsc|(547,40,&lt;25,0&gt;,&lt;25,40&gt;): FALSE 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ConcreteSyntaxTests1.rsc|(504,41,&lt;23,0&gt;,&lt;23,41&gt;): FALSE 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ConcreteSyntaxTests1.rsc|(424,78,&lt;21,0&gt;,&lt;21,78&gt;): FALSE 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ConcreteSyntaxTests1.rsc|(365,57,&lt;19,0&gt;,&lt;19,57&gt;): FALSE 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ConcreteSyntaxTests2.rsc|(775,154,&lt;29,0&gt;,&lt;33,1&gt;): FALSE 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ConcreteSyntaxTests2.rsc|(675,98,&lt;23,0&gt;,&lt;27,1&gt;): FALSE 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ConcreteSyntaxTests2.rsc|(244,91,&lt;9,0&gt;,&lt;9,91&gt;): FALSE 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1965,155,&lt;55,0&gt;,&lt;62,1&gt;): FALSE NoSuchField("a")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1456,80,&lt;43,0&gt;,&lt;44,27&gt;): FALSE NoSuchField("a")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1374,80,&lt;40,0&gt;,&lt;41,27&gt;): FALSE NoSuchField("f")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1131,139,&lt;28,0&gt;,&lt;36,1&gt;): FALSE NoSuchField("e")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1027,45,&lt;25,0&gt;,&lt;25,45&gt;): FALSE NoSuchField("h")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981,45,&lt;24,0&gt;,&lt;24,45&gt;): FALSE NoSuchField("f")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935,45,&lt;23,0&gt;,&lt;23,45&gt;): FALSE NoSuchField("d")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889,45,&lt;22,0&gt;,&lt;22,45&gt;): FALSE NoSuchField("a")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686,44,&lt;17,0&gt;,&lt;17,44&gt;): FALSE NoSuchField("d")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641,44,&lt;16,0&gt;,&lt;16,44&gt;): FALSE NoSuchField("a")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Tests.rsc|(1701,54,&lt;64,0&gt;,&lt;64,54&gt;): FALSE 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Tests.rsc|(1082,161,&lt;42,0&gt;,&lt;45,1&gt;): FALSE 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Tests.rsc|(851,62,&lt;34,0&gt;,&lt;36,1&gt;): FALSE 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RangeTests.rsc|(1874,61,&lt;47,0&gt;,&lt;47,61&gt;): FALSE 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RangeTests.rsc|(1814,58,&lt;46,0&gt;,&lt;46,58&gt;): FALSE 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VisitTests.rsc|(16165,108,&lt;521,0&gt;,&lt;521,108&gt;): FALSE 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basic/Equality.rsc|(1213,94,&lt;27,0&gt;,&lt;27,94&gt;): FALSE 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basic/Equality.rsc|(1122,89,&lt;26,0&gt;,&lt;26,89&gt;): FALSE 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basic/IsDefined.rsc|(492,404,&lt;29,0&gt;,&lt;54,1&gt;): FALSE java.lang.NullPointerException; function: ☞ isDefined2({}); instruction: STORELOCDEREF 0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basic/Matching.rsc|(2801,68,&lt;114,0&gt;,&lt;114,68&gt;): FALSE java.lang.ArrayIndexOutOfBoundsException: 0; function: ☞ dispatchTest({}); instruction: STOREVAR 0, 0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basic/Memoization.rsc|(450,183,&lt;26,0&gt;,&lt;35,1&gt;): FALSE test fails for arguments: {"𠅡햸"(("":""))} 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library/lang/csv/CSVIOTests.rsc|(1686,96,&lt;59,0&gt;,&lt;59,96&gt;): FALSE "inferred types"test fails for arguments: {&lt;"","㭼ƞ퍵㝺",-684928680,false,0.12676953789932932&gt;,&lt;"","",-2012144994,false,0.9802971460871898&gt;,&lt;"","",953326654,true,0.3494428688237473&gt;,&lt;"-5","53V",-1247795831,true,0.43862958092824333&gt;} 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syntax/tests/ImplodeTests.rsc|(3080,149,&lt;71,0&gt;,&lt;71,149&gt;): FALSE java.lang.ArrayIndexOutOfBoundsException; function: ☞ implodeExprLit2({}); instruction: LOADLOC 0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syntax/tests/ImplodeTests.rsc|(2949,129,&lt;69,0&gt;,&lt;69,129&gt;): FALSE java.lang.ArrayIndexOutOfBoundsException; function: ☞ implodeExprLit1({}); instruction: LOADLOC 0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syntax/tests/ImplodeTests.rsc|(2806,141,&lt;67,0&gt;,&lt;67,141&gt;): FALSE java.lang.ArrayIndexOutOfBoundsException; function: ☞ implodeExpLit2({}); instruction: LOADLOC 0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syntax/tests/ImplodeTests.rsc|(2679,125,&lt;65,0&gt;,&lt;65,125&gt;): FALSE java.lang.ArrayIndexOutOfBoundsException; function: ☞ implodeExpLit1({}); instruction: LOADLOC 0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syntax/tests/ImplodeTests.rsc|(2486,171,&lt;61,0&gt;,&lt;61,171&gt;): FALSE 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syntax/tests/ImplodeTests.rsc|(2230,123,&lt;57,0&gt;,&lt;57,123&gt;): FALSE 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syntax/tests/ImplodeTests.rsc|(1962,161,&lt;53,0&gt;,&lt;53,161&gt;): FALSE 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syntax/tests/ImplodeTests.rsc|(1715,118,&lt;49,0&gt;,&lt;49,118&gt;): FALSE 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ypes/tests/UtilTests.rsc|(1040,143,&lt;19,0&gt;,&lt;19,143&gt;): FALSE 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ypes/tests/UtilTests.rsc|(930,109,&lt;18,0&gt;,&lt;18,109&gt;): FALSE 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/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SUMMARY: 4410 tests executed; 71 failed; 0 ignored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/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CRASHED TESTS: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CallTests.rsc|: java.lang.ArrayIndexOutOfBoundsException: 0; function: ☞ dispatchTest3({}); instruction: STORELOC 0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ConcretePatternTests1.rsc|: java.lang.ClassCastException: org.eclipse.imp.pdb.facts.impl.AnnotatedNodeFacade cannot be cast to org.eclipse.imp.pdb.facts.IConstructor; function: ☞ lexicalListEnum2({}); instruction: STORELOC 0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ConcretePatternTests1.rsc|: java.lang.ClassCastException: org.eclipse.imp.pdb.facts.impl.AnnotatedNodeFacade cannot be cast to org.eclipse.imp.pdb.facts.IConstructor; function: ☞ lexicalListEnum1({}); instruction: STORELOC 0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ConcretePatternTests1.rsc|: java.lang.ClassCastException: org.eclipse.imp.pdb.facts.impl.AnnotatedNodeFacade cannot be cast to org.eclipse.imp.pdb.facts.IConstructor; function: ☞ concreteListEnum6({}); instruction: STORELOC 0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ConcretePatternTests1.rsc|: java.lang.ClassCastException: org.eclipse.imp.pdb.facts.impl.AnnotatedNodeFacade cannot be cast to org.eclipse.imp.pdb.facts.IConstructor; function: ☞ concreteListEnum5({}); instruction: STORELOC 0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ConcretePatternTests1.rsc|: java.lang.ClassCastException: org.eclipse.imp.pdb.facts.impl.AnnotatedNodeFacade cannot be cast to org.eclipse.imp.pdb.facts.IConstructor; function: ☞ concreteListEnum4({}); instruction: STORELOC 0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ConcretePatternTests1.rsc|: java.lang.ClassCastException: org.eclipse.imp.pdb.facts.impl.AnnotatedNodeFacade cannot be cast to org.eclipse.imp.pdb.facts.IConstructor; function: ☞ concreteListEnum3({}); instruction: STORELOC 0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ConcretePatternTests1.rsc|: java.lang.ClassCastException: org.eclipse.imp.pdb.facts.impl.AnnotatedNodeFacade cannot be cast to org.eclipse.imp.pdb.facts.IConstructor; function: ☞ concreteListEnum2({}); instruction: STORELOC 0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ConcretePatternTests1.rsc|: java.lang.ClassCastException: org.eclipse.imp.pdb.facts.impl.AnnotatedNodeFacade cannot be cast to org.eclipse.imp.pdb.facts.IConstructor; function: ☞ concreteListEnum1({}); instruction: STORELOC 0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ConcretePatternTests2.rsc|: java.lang.ArrayIndexOutOfBoundsException: 10 &gt;= the current size of the list (9); function: ☞ SKIP_OPTIONAL_SEPARATOR([appl(prod(sort("Stat"),[lex("Identifier..., 9, 1, lit(";"), 4); instruction: SUBSCRIPTLIST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f")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e")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h")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f")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d")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d")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basic/Booleans.rsc|: Java("CompilerError","In function lang::rascal::tests::basic::Booleans/nestedOr()#75: constantStore size 5238exceeds limit 4095")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basic/IsDefined.rsc|: java.lang.NullPointerException; function: ☞ isDefined2({}); instruction: STORELOCDEREF 0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basic/Matching.rsc|: java.lang.ArrayIndexOutOfBoundsException: 0; function: ☞ dispatchTest({}); instruction: STOREVAR 0, 0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demo/lang/Lisra/Test.rsc|: Cannot execute due to compilation errors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grammar/tests/RascalGrammar.rsc|: Java("CompilerError","In function lang::rascal::grammar::tests::RascalGrammar/#lang::rascal::grammar::tests::RascalGrammar_init(list(value());)#0: constantStore size 7528exceeds limit 4095")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syntax/tests/ImplodeTests.rsc|: java.lang.ArrayIndexOutOfBoundsException; function: ☞ implodeExprLit2({}); instruction: LOADLOC 0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syntax/tests/ImplodeTests.rsc|: java.lang.ArrayIndexOutOfBoundsException; function: ☞ implodeExprLit1({}); instruction: LOADLOC 0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syntax/tests/ImplodeTests.rsc|: java.lang.ArrayIndexOutOfBoundsException; function: ☞ implodeExpLit2({}); instruction: LOADLOC 0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syntax/tests/ImplodeTests.rsc|: java.lang.ArrayIndexOutOfBoundsException; function: ☞ implodeExpLit1({}); instruction: LOADLOC 0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yaml/Model.rsc|: Java("CompilerError","In function lang::yaml::Model/equalNodes(adt(\"Node\",[]);adt(\"Node\",[]);)#157/equalNodesRec(adt(\"Node\",[]);adt(\"Node\",[]);)#175 : No enum constant org.rascalmpl.library.experiments.Compiler.RVM.Interpreter.RascalPrimitive.equal_int")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 table:number-rows-repeated="41">
          <table:table-cell table:style-name="ce24"/>
          <table:table-cell table:number-columns-repeated="3"/>
          <table:table-cell table:style-name="ce24"/>
          <table:table-cell table:number-columns-repeated="1019"/>
        </table:table-row>
        <table:table-row table:style-name="ro1" table:number-rows-repeated="38">
          <table:table-cell table:number-columns-repeated="4"/>
          <table:table-cell table:style-name="ce24"/>
          <table:table-cell table:number-columns-repeated="1019"/>
        </table:table-row>
        <table:table-row table:style-name="ro1" table:number-rows-repeated="10482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" table:style-name="ta1">
        <table:table-column table:style-name="co1" table:number-columns-repeated="1024" table:default-cell-style-name="ce3"/>
        <table:table-row table:style-name="ro1">
          <table:table-cell table:style-name="ce2" office:value-type="string" calcext:value-type="string">
            <text:p>TESTS RUN AT $2014-12-02T12:11:48.297+00:00$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AssignmentTests.rsc|: 5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allTests.rsc|: 74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mprehensionTests.rsc|: 229 tests executed; 0 failed; 3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ncretePatternTests1.rsc|: 5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ncretePatternTests2.rsc|: 1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ncreteSyntaxTests1.rsc|: 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DataTypeTests.rsc|: 69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FunctionCompositionTests.rsc|: 27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Interpolation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.rsc|: 337 tests executed; 0 failed; 3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Descendant.rsc|: 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List3.rsc|: 4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egExpTests.rsc|: 61 tests executed; 0 failed; 1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cope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tatementTests.rsc|: 5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VisitTests.rsc|: 11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Booleans.rsc|: 1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Functions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IO.rsc|: 1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Lists.rsc|: 10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Maps.rsc|: 2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Matching.rsc|: 1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Strings.rsc|: 6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Tuples.rsc|: 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ang/csv/CSVIOTests.rsc|: 1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istTests.rsc|: 235 tests executed; 0 failed; 1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MapTests.rsc|: 3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ValueIOTests.rsc|: 43 tests executed; 0 failed; 1 ignored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allTests.rsc|(2334,156,&lt;81,0&gt;,&lt;86,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FunctionCompositionTests.rsc|(7116,568,&lt;227,0&gt;,&lt;236,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angeTests.rsc|(1874,61,&lt;47,0&gt;,&lt;47,6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angeTests.rsc|(1814,58,&lt;46,0&gt;,&lt;46,58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Equality.rsc|(1213,94,&lt;27,0&gt;,&lt;27,94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Equality.rsc|(1122,89,&lt;26,0&gt;,&lt;26,89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Memoization.rsc|(450,183,&lt;26,0&gt;,&lt;35,1&gt;): FALSE test fails for arguments: {[-43438951r68807278],"柉"($2522-04-27T19:16:56.453+00:00$)} 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IGNORED TESTS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mprehensionTests.rsc|(6619,64,&lt;145,0&gt;,&lt;146,37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mprehensionTests.rsc|(6554,64,&lt;143,2&gt;,&lt;144,37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mprehensionTests.rsc|(6487,64,&lt;141,0&gt;,&lt;142,37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.rsc|(5957,115,&lt;140,0&gt;,&lt;141,107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.rsc|(5700,139,&lt;132,1&gt;,&lt;133,130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.rsc|(3858,129,&lt;85,0&gt;,&lt;85,129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egExpTests.rsc|(6054,108,&lt;124,0&gt;,&lt;126,48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istTests.rsc|(2150,103,&lt;58,0&gt;,&lt;58,103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ValueIOTests.rsc|(3253,103,&lt;97,0&gt;,&lt;98,95&gt;): IGNORED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SUMMARY: 3539 tests executed; 7 failed; 9 ignored</text:p>
          </table:table-cell>
          <table:table-cell table:number-columns-repeated="1023"/>
        </table:table-row>
        <table:table-row table:style-name="ro1" table:number-rows-repeated="14">
          <table:table-cell table:style-name="ce2"/>
          <table:table-cell table:number-columns-repeated="1023"/>
        </table:table-row>
        <table:table-row table:style-name="ro1" table:number-rows-repeated="18">
          <table:table-cell table:style-name="ce4"/>
          <table:table-cell table:number-columns-repeated="1023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ic Errors" table:style-name="ta1">
        <table:table-column table:style-name="co2" table:default-cell-style-name="ce6"/>
        <table:table-column table:style-name="co1" table:number-columns-repeated="1023" table:default-cell-style-name="ce6"/>
        <table:table-row table:style-name="ro1">
          <table:table-cell table:style-name="ce5" office:value-type="string" calcext:value-type="string">
            <text:p>Files with static errors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project://rascal/src/org/rascalmpl/library/demo/Mod17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Combined/Manual/Load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Lisra/Pretty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CheckControlle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Outl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ParallelMerg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Step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Pico/CommonSubExp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Pico/ToDo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turing/l2/desugar/Desuga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Benchmarks/Ru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QL/lang/qla/Outl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QL/util/Explod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Tst2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Rascal2muRascal/RascalExpressi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Rascal2muRascal/RascalModul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AllRascalLib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CoroutineExperimen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muRascal/Load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DotVi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GetFigu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Type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Figu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FigureServe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Translat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Example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Exp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Repl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StateMach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Todo1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Todo2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vega/Js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Box2Tex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BoxForma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Pars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dimacs/IO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dot/Do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java/m3/Co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java/syntax/Java15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checker/TTL/TTLGe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ConcreteSyntax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istTest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analysis/statistics/RangeUtil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types/PatternTCTest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saf/Ru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sdf2/util/SDF2Gramma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util/tasks/Vi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BarChar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PlotFuncti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CodeCu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M3BarChar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Napole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markup/D3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markup/Dimple.rsc|</text:p>
          </table:table-cell>
          <table:table-cell table:number-columns-repeated="102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-up RascalTests" table:style-name="ta1"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1" table:number-columns-repeated="1019" table:default-cell-style-name="ce13"/>
        <table:table-row table:style-name="ro1">
          <table:table-cell table:style-name="ce7" office:value-type="string" calcext:value-type="string">
            <text:p>Status of source code of all tests</text:p>
          </table:table-cell>
          <table:table-cell table:style-name="ce14" office:value-type="string" calcext:value-type="string">
            <text:p>TC= type checker</text:p>
          </table:table-cell>
          <table:table-cell table:style-name="ce14" office:value-type="string" calcext:value-type="string">
            <text:p>CMP=compiler</text:p>
          </table:table-cell>
          <table:table-cell table:style-name="ce14" office:value-type="string" calcext:value-type="string">
            <text:p><text:span text:style-name="T1">TCTests</text:span></text:p>
          </table:table-cell>
          <table:table-cell table:style-name="ce16" table:number-columns-repeated="1020"/>
        </table:table-row>
        <table:table-row table:style-name="ro1">
          <table:table-cell table:style-name="ce7"/>
          <table:table-cell table:style-name="ce14" table:number-columns-repeated="3"/>
          <table:table-cell table:style-name="ce16" table:number-columns-repeated="1020"/>
        </table:table-row>
        <table:table-row table:style-name="ro1">
          <table:table-cell table:style-name="ce8" office:value-type="string" calcext:value-type="string">
            <text:p>Used during clean-up of tests, this has been completed</text:p>
          </table:table-cell>
          <table:table-cell table:style-name="ce15" table:number-columns-repeated="3"/>
          <table:table-cell table:style-name="ce20" table:number-columns-repeated="1020"/>
        </table:table-row>
        <table:table-row table:style-name="ro1">
          <table:table-cell table:style-name="ce7"/>
          <table:table-cell table:style-name="ce14" table:number-columns-repeated="3"/>
          <table:table-cell table:style-name="ce16" table:number-columns-repeated="1020"/>
        </table:table-row>
        <table:table-row table:style-name="ro1">
          <table:table-cell table:style-name="ce9" office:value-type="string" calcext:value-type="string">
            <text:p>Goal: no commented out tests; good formatting</text:p>
          </table:table-cell>
          <table:table-cell table:style-name="ce16" table:number-columns-repeated="1023"/>
        </table:table-row>
        <table:table-row table:style-name="ro1">
          <table:table-cell table:style-name="ce10"/>
          <table:table-cell table:style-name="ce16" table:number-columns-repeated="1023"/>
        </table:table-row>
        <table:table-row table:style-name="ro1">
          <table:table-cell table:style-name="ce9" office:value-type="string" calcext:value-type="string">
            <text:p>Green only means: clean-up done</text:p>
          </table:table-cell>
          <table:table-cell table:style-name="ce14" table:number-columns-repeated="1023"/>
        </table:table-row>
        <table:table-row table:style-name="ro1">
          <table:table-cell table:style-name="ce9" office:value-type="string" calcext:value-type="string">
            <text:p>but may contain TODOs and tests may fail</text:p>
          </table:table-cell>
          <table:table-cell table:style-name="ce14" table:number-columns-repeated="1023"/>
        </table:table-row>
        <table:table-row table:style-name="ro1">
          <table:table-cell table:style-name="ce7"/>
          <table:table-cell table:style-name="ce16" table:number-columns-repeated="1023"/>
        </table:table-row>
        <table:table-row table:style-name="ro1">
          <table:table-cell table:style-name="ce10" office:value-type="string" calcext:value-type="string">
            <text:p>Runtime test</text:p>
          </table:table-cell>
          <table:table-cell table:style-name="ce16" office:value-type="string" calcext:value-type="string">
            <text:p>Clean up done?</text:p>
          </table:table-cell>
          <table:table-cell table:style-name="ce16" office:value-type="string" calcext:value-type="string">
            <text:p>Notes</text:p>
          </table:table-cell>
          <table:table-cell table:style-name="ce16" office:value-type="string" calcext:value-type="string">
            <text:p>Static test exists?</text:p>
          </table:table-cell>
          <table:table-cell table:style-name="ce16" office:value-type="string" calcext:value-type="string">
            <text:p>Clean up done?</text:p>
          </table:table-cell>
          <table:table-cell table:style-name="ce16" table:number-columns-repeated="1019"/>
        </table:table-row>
        <table:table-row table:style-name="ro1">
          <table:table-cell table:style-name="ce5"/>
          <table:table-cell table:style-name="ce17" office:value-type="string" calcext:value-type="string">
            <text:p>(!= all tests pass)</text:p>
          </table:table-cell>
          <table:table-cell table:style-name="ce17" table:number-columns-repeated="2"/>
          <table:table-cell table:style-name="ce17" office:value-type="string" calcext:value-type="string">
            <text:p>(!= all tests pass)</text:p>
          </table:table-cell>
          <table:table-cell table:style-name="ce17" table:number-columns-repeated="1019"/>
        </table:table-row>
        <table:table-row table:style-name="ro1">
          <table:table-cell table:style-name="ce11"/>
          <table:table-cell table:number-columns-repeated="1023"/>
        </table:table-row>
        <table:table-row table:style-name="ro1">
          <table:table-cell table:style-name="ce11" office:value-type="string" calcext:value-type="string">
            <text:p>functionality/Accumulating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Alias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AnnotationTests.rsc</text:p>
          </table:table-cell>
          <table:table-cell table:style-name="ce18"/>
          <table:table-cell table:style-name="Default"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Assignment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BackTracking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CallTests.rsc</text:p>
          </table:table-cell>
          <table:table-cell table:style-name="ce18"/>
          <table:table-cell table:style-name="Default"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Comprehension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ConcretePatternTests1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ConcretePatternTests2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DataDeclaration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DataTypeTests.rsc</text:p>
          </table:table-cell>
          <table:table-cell table:style-name="ce18"/>
          <table:table-cell office:value-type="string" calcext:value-type="string">
            <text:p><text:s/>INTERSECT</text:p>
          </table:table-cell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Declaration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FunctionCompositionTests.rsc</text:p>
          </table:table-cell>
          <table:table-cell table:style-name="ce18"/>
          <table:table-cell/>
          <table:table-cell table:style-name="ce18"/>
          <table:table-cell table:number-columns-repeated="1020"/>
        </table:table-row>
        <table:table-row table:style-name="ro1">
          <table:table-cell table:style-name="ce11" office:value-type="string" calcext:value-type="string">
            <text:p>functionality/Pattern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PatternTestsList3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PatternTestsDescendant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Projection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Range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Reducer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RegExp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Scope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Statement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Subscript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Visit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Backtracking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Boolean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Equality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Integer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IO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stRelation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Map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Matching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Node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Relation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Se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SolvedIssue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String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String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Tuple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Boolean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Graph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Integer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ListTests.rsc</text:p>
          </table:table-cell>
          <table:table-cell table:style-name="ce18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library/Map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Math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Number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Relation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Set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StringTests.rsc</text:p>
          </table:table-cell>
          <table:table-cell table:style-name="ce18"/>
          <table:table-cell table:number-columns-repeated="1022"/>
        </table:table-row>
        <table:table-row table:style-name="ro1" table:number-rows-repeated="3">
          <table:table-cell table:style-name="ce11"/>
          <table:table-cell table:number-columns-repeated="1023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5">00/00/0000</text:date>, <text:time style:data-style-name="N2" text:time-value="12:45:08.44691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5-03-05T12:58:11.300693000</dc:date>
    <meta:editing-duration>P36DT23H26M43S</meta:editing-duration>
    <meta:editing-cycles>143</meta:editing-cycles>
    <meta:generator>LibreOffice/4.4.1.2$MacOSX_X86_64 LibreOffice_project/45e2de17089c24a1fa810c8f975a7171ba4cd432</meta:generator>
    <meta:document-statistic meta:table-count="4" meta:cell-count="440" meta:object-count="0"/>
  </office:meta>
</office:document-meta>
</file>